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5" style:family="paragraph" style:parent-style-name="Standard">
      <style:text-properties officeooo:paragraph-rsid="0013a2af"/>
    </style:style>
    <style:style style:name="P6" style:family="paragraph" style:parent-style-name="Standard">
      <style:text-properties officeooo:paragraph-rsid="0014b053"/>
    </style:style>
    <style:style style:name="P7" style:family="paragraph" style:parent-style-name="Standard">
      <style:text-properties officeooo:paragraph-rsid="00163d20"/>
    </style:style>
    <style:style style:name="P8" style:family="paragraph" style:parent-style-name="Standard">
      <style:text-properties officeooo:rsid="001c54ee" officeooo:paragraph-rsid="001c54ee"/>
    </style:style>
    <style:style style:name="P9" style:family="paragraph" style:parent-style-name="Standard">
      <style:text-properties officeooo:rsid="001c8108" officeooo:paragraph-rsid="001c8108"/>
    </style:style>
    <style:style style:name="P10" style:family="paragraph" style:parent-style-name="Standard">
      <style:text-properties style:text-underline-style="none" fo:font-weight="bold" officeooo:rsid="00163d20" officeooo:paragraph-rsid="00163d20" style:font-weight-asian="bold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5" style:family="paragraph" style:parent-style-name="Standard">
      <style:text-properties officeooo:rsid="001e6b11" officeooo:paragraph-rsid="001e6b11"/>
    </style:style>
    <style:style style:name="P16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7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2d28a7" officeooo:paragraph-rsid="002d28a7" style:font-weight-asian="bold" style:font-weight-complex="bold"/>
    </style:style>
    <style:style style:name="P25" style:family="paragraph" style:parent-style-name="Standard">
      <style:text-properties officeooo:paragraph-rsid="001f0c01"/>
    </style:style>
    <style:style style:name="P26" style:family="paragraph" style:parent-style-name="Standard">
      <style:text-properties officeooo:paragraph-rsid="0024ed05"/>
    </style:style>
    <style:style style:name="P27" style:family="paragraph" style:parent-style-name="Standard">
      <style:text-properties officeooo:paragraph-rsid="002ad77c"/>
    </style:style>
    <style:style style:name="P28" style:family="paragraph" style:parent-style-name="Standard">
      <style:text-properties officeooo:paragraph-rsid="002bd295"/>
    </style:style>
    <style:style style:name="P29" style:family="paragraph" style:parent-style-name="Standard">
      <style:text-properties officeooo:paragraph-rsid="002d28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fo:font-weight="bold" officeooo:rsid="002ad77c" style:font-weight-asian="bold" style:font-weight-complex="bold"/>
    </style:style>
    <style:style style:name="T24" style:family="text">
      <style:text-properties style:text-underline-style="none" fo:font-weight="bold" officeooo:rsid="002bd295" style:font-weight-asian="bold" style:font-weight-complex="bold"/>
    </style:style>
    <style:style style:name="T25" style:family="text">
      <style:text-properties style:text-underline-style="none" fo:font-weight="bold" officeooo:rsid="002d28a7" style:font-weight-asian="bold" style:font-weight-complex="bold"/>
    </style:style>
    <style:style style:name="T26" style:family="text">
      <style:text-properties style:text-underline-style="none" officeooo:rsid="0014b053"/>
    </style:style>
    <style:style style:name="T27" style:family="text">
      <style:text-properties style:text-underline-style="none" officeooo:rsid="00163d20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63d20" style:font-weight-asian="normal" style:font-weight-complex="normal"/>
    </style:style>
    <style:style style:name="T30" style:family="text">
      <style:text-properties style:text-underline-style="none" fo:font-weight="normal" officeooo:rsid="001f0c01" style:font-weight-asian="normal" style:font-weight-complex="normal"/>
    </style:style>
    <style:style style:name="T31" style:family="text">
      <style:text-properties style:text-underline-style="none" fo:font-weight="normal" officeooo:rsid="0024ed05" style:font-weight-asian="normal" style:font-weight-complex="normal"/>
    </style:style>
    <style:style style:name="T32" style:family="text">
      <style:text-properties style:text-underline-style="none" fo:font-weight="normal" officeooo:rsid="002ad77c" style:font-weight-asian="normal" style:font-weight-complex="normal"/>
    </style:style>
    <style:style style:name="T33" style:family="text">
      <style:text-properties style:text-underline-style="none" fo:font-weight="normal" officeooo:rsid="002bd295" style:font-weight-asian="normal" style:font-weight-complex="normal"/>
    </style:style>
    <style:style style:name="T34" style:family="text">
      <style:text-properties style:text-underline-style="none" fo:font-weight="normal" officeooo:rsid="002d28a7" style:font-weight-asian="normal" style:font-weight-complex="normal"/>
    </style:style>
    <style:style style:name="T35" style:family="text">
      <style:text-properties style:text-underline-style="none" style:font-weight-asian="normal" style:font-weight-complex="normal"/>
    </style:style>
    <style:style style:name="T3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3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3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3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40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41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42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4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4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4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ad77c" style:font-weight-asian="normal" style:font-weight-complex="normal"/>
    </style:style>
    <style:style style:name="T4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bd295" style:font-weight-asian="normal" style:font-weight-complex="normal"/>
    </style:style>
    <style:style style:name="T47" style:family="text">
      <style:text-properties fo:color="#9cdcfe" loext:opacity="100%"/>
    </style:style>
    <style:style style:name="T48" style:family="text">
      <style:text-properties fo:color="#9cdcfe" loext:opacity="100%" style:font-weight-asian="normal" style:font-weight-complex="normal"/>
    </style:style>
    <style:style style:name="T49" style:family="text">
      <style:text-properties fo:color="#9cdcfe" loext:opacity="100%" fo:background-color="#000000" loext:char-shading-value="0" style:font-weight-asian="normal" style:font-weight-complex="normal"/>
    </style:style>
    <style:style style:name="T50" style:family="text">
      <style:text-properties fo:color="#9cdcfe" loext:opacity="100%" style:text-underline-style="none" style:font-weight-asian="normal" style:font-weight-complex="normal"/>
    </style:style>
    <style:style style:name="T51" style:family="text">
      <style:text-properties fo:color="#ce9178" loext:opacity="100%"/>
    </style:style>
    <style:style style:name="T52" style:family="text">
      <style:text-properties fo:color="#d7ba7d" loext:opacity="100%"/>
    </style:style>
    <style:style style:name="T53" style:family="text">
      <style:text-properties fo:background-color="#000000" loext:char-shading-value="0" style:font-weight-asian="normal" style:font-weight-complex="normal"/>
    </style:style>
    <style:style style:name="T54" style:family="text">
      <style:text-properties fo:color="#569cd6" loext:opacity="100%"/>
    </style:style>
    <style:style style:name="T55" style:family="text">
      <style:text-properties officeooo:rsid="001f0c01"/>
    </style:style>
    <style:style style:name="T56" style:family="text">
      <style:text-properties officeooo:rsid="0022bb93"/>
    </style:style>
    <style:style style:name="T57" style:family="text">
      <style:text-properties officeooo:rsid="002318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4">Списък с използвани библиотеки</text:p>
      <text:p text:style-name="P5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6">npm </text:span><text:span text:style-name="T37">i</text:span><text:span text:style-name="T36"> bcrypt</text:span></text:p>
      <text:p text:style-name="P5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6">npm </text:span><text:span text:style-name="T37">i</text:span><text:span text:style-name="T36"> body-parser</text:span></text:p>
      <text:p text:style-name="P6"><text:span text:style-name="T18">express</text:span><text:span text:style-name="T26"> - </text:span><text:a xlink:type="simple" xlink:href="https://www.npmjs.com/package/express" text:style-name="Internet_20_link" text:visited-style-name="Visited_20_Internet_20_Link">https://www.npmjs.com/package/express</text:a><text:span text:style-name="T26"> - </text:span><text:span text:style-name="T36">npm </text:span><text:span text:style-name="T38">i </text:span><text:span text:style-name="T36">express</text:span></text:p>
      <text:p text:style-name="P6"><text:span text:style-name="T18">mongoose</text:span><text:span text:style-name="T26"> - </text:span><text:a xlink:type="simple" xlink:href="https://www.npmjs.com/package/mongoose" text:style-name="Internet_20_link" text:visited-style-name="Visited_20_Internet_20_Link">https://www.npmjs.com/package/mongoose</text:a><text:span text:style-name="T26"> - </text:span><text:span text:style-name="T36">npm </text:span><text:span text:style-name="T38">i</text:span><text:span text:style-name="T36"> mongoose</text:span></text:p>
      <text:p text:style-name="P6"><text:span text:style-name="T18">jsonwebtoken</text:span><text:span text:style-name="T26"> - </text:span><text:a xlink:type="simple" xlink:href="https://www.npmjs.com/package/jsonwebtoken" text:style-name="Internet_20_link" text:visited-style-name="Visited_20_Internet_20_Link">https://www.npmjs.com/package/jsonwebtoken</text:a><text:span text:style-name="T26"> - </text:span><text:span text:style-name="T36">npm </text:span><text:span text:style-name="T38">i</text:span><text:span text:style-name="T36"> jsonwebtoken</text:span></text:p>
      <text:p text:style-name="P7"><text:span text:style-name="T19">dotenv</text:span><text:span text:style-name="T27"> - </text:span><text:a xlink:type="simple" xlink:href="https://www.npmjs.com/package/dotenv" text:style-name="Internet_20_link" text:visited-style-name="Visited_20_Internet_20_Link">https://www.npmjs.com/package/dotenv</text:a><text:span text:style-name="T27"> - </text:span><text:span text:style-name="T36">npm </text:span><text:span text:style-name="T39">i</text:span><text:span text:style-name="T36"> dotenv</text:span></text:p>
      <text:p text:style-name="P7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40">npm </text:span><text:span text:style-name="T41">i</text:span><text:span text:style-name="T40"> concurrently</text:span></text:p>
      <text:p text:style-name="P25"><text:span text:style-name="T21">nodemon</text:span><text:span text:style-name="T30"> - </text:span><text:a xlink:type="simple" xlink:href="https://www.npmjs.com/package/nodemon" text:style-name="Internet_20_link" text:visited-style-name="Visited_20_Internet_20_Link">https://www.npmjs.com/package/nodemon</text:a><text:span text:style-name="T30"> - </text:span><text:span text:style-name="T42">npm </text:span><text:span text:style-name="T43">i</text:span><text:span text:style-name="T42"> nodemon</text:span></text:p>
      <text:p text:style-name="P26"><text:span text:style-name="T22">validator</text:span><text:span text:style-name="T31"> - </text:span><text:a xlink:type="simple" xlink:href="https://www.npmjs.com/package/validator" text:style-name="Internet_20_link" text:visited-style-name="Visited_20_Internet_20_Link">https://www.npmjs.com/package/validator</text:a><text:span text:style-name="T31"> - </text:span><text:span text:style-name="T42">npm </text:span><text:span text:style-name="T44">i</text:span><text:span text:style-name="T42"> validator</text:span></text:p>
      <text:p text:style-name="P27"><text:span text:style-name="T23">express xss sanitizer</text:span><text:span text:style-name="T32"> - </text:span><text:a xlink:type="simple" xlink:href="https://www.npmjs.com/package/express-xss-sanitizer" text:style-name="Internet_20_link" text:visited-style-name="Visited_20_Internet_20_Link">https://www.npmjs.com/package/express-xss-sanitizer</text:a><text:span text:style-name="T32"> - </text:span><text:span text:style-name="T42">npm </text:span><text:span text:style-name="T45">i</text:span><text:span text:style-name="T42"> express-xss-sanitizer</text:span></text:p>
      <text:p text:style-name="P28"><text:span text:style-name="T24">express mongo sanitize</text:span><text:span text:style-name="T33"> - </text:span><text:a xlink:type="simple" xlink:href="https://www.npmjs.com/package/express-mongo-sanitize" text:style-name="Internet_20_link" text:visited-style-name="Visited_20_Internet_20_Link">https://www.npmjs.com/package/express-mongo-sanitize</text:a><text:span text:style-name="T33"> - </text:span><text:span text:style-name="T42">npm </text:span><text:span text:style-name="T46">i</text:span><text:span text:style-name="T42"> <text:s/>express-mongo-sanitize</text:span></text:p>
      <text:p text:style-name="P29"><text:span text:style-name="T25">http status</text:span><text:span text:style-name="T34"> - </text:span><text:a xlink:type="simple" xlink:href="https://www.npmjs.com/package/http-status" text:style-name="Internet_20_link" text:visited-style-name="Visited_20_Internet_20_Link">https://www.npmjs.com/package/http-status</text:a><text:span text:style-name="T34"> - </text:span><text:span text:style-name="T42">npm i http-status</text:span></text:p>
      <text:p text:style-name="P24"><text:span text:style-name="T7"/></text:p>
      <text:p text:style-name="P10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6">Създаваме папки server и frontend. В папка server създаваме файл server.js</text:p>
      <text:p text:style-name="P7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8"><text:span text:style-name="T7">Започваме да създаваме </text:span><text:span text:style-name="T1">server.js</text:span><text:span text:style-name="T7">.</text:span></text:p>
      <text:p text:style-name="P17">В файл package.json променяме script така:</text:p>
      <text:p text:style-name="P9"><text:span text:style-name="T7"/></text:p>
      <text:p text:style-name="P13"><text:span text:style-name="T48">"</text:span><text:span text:style-name="T49">scripts"</text:span><text:span text:style-name="T53">: {</text:span></text:p>
      <text:p text:style-name="P14"><text:span text:style-name="T47"><text:tab/>"start"</text:span>: <text:span text:style-name="T51">"node server/server.js"</text:span>,</text:p>
      <text:p text:style-name="P14"><text:span text:style-name="T47"><text:tab/>"server"</text:span>: <text:span text:style-name="T51">"nodemon server/server.js"</text:span>,</text:p>
      <text:p text:style-name="P14"><text:span text:style-name="T47"><text:tab/>"client"</text:span>: <text:span text:style-name="T51">"npm run dev --prefix frontend"</text:span>,</text:p>
      <text:p text:style-name="P14"><text:span text:style-name="T47"><text:tab/>"dev"</text:span>: <text:span text:style-name="T51">"concurrently </text:span><text:span text:style-name="T52">\"</text:span><text:span text:style-name="T51">npm run server</text:span><text:span text:style-name="T52">\"</text:span><text:span text:style-name="T51"> </text:span><text:span text:style-name="T52">\"</text:span><text:span text:style-name="T51">npm run client</text:span><text:span text:style-name="T52">\"</text:span><text:span text:style-name="T51">"</text:span>,</text:p>
      <text:p text:style-name="P14"><text:span text:style-name="T47"><text:tab/>"test"</text:span>: <text:span text:style-name="T51">"echo </text:span><text:span text:style-name="T52">\"</text:span><text:span text:style-name="T51">Error: no test specified</text:span><text:span text:style-name="T52">\"</text:span><text:span text:style-name="T51"> &amp;&amp; exit 1"</text:span></text:p>
      <text:p text:style-name="P14">},</text:p>
      <text:p text:style-name="P9"><text:span text:style-name="T7"/></text:p>
      <text:p text:style-name="P9"><text:span text:style-name="T7">и инсталираме </text:span><text:span text:style-name="T19">concurrently</text:span><text:span text:style-name="T29">. </text:span></text:p>
      <text:p text:style-name="P15"><text:span text:style-name="T29">В </text:span><text:span text:style-name="T16">vite.config.js</text:span><text:span text:style-name="T28"> добавяме</text:span></text:p>
      <text:p text:style-name="P12"><text:span text:style-name="T50">server:</text:span><text:span text:style-name="T35"> {</text:span></text:p>
      <text:p text:style-name="P11"><text:span text:style-name="T47"><text:tab/>proxy:</text:span> {</text:p>
      <text:p text:style-name="P11"><text:span text:style-name="T51"><text:tab/><text:tab/>'/api'</text:span><text:span text:style-name="T47">:</text:span> {</text:p>
      <text:p text:style-name="P11"><text:span text:style-name="T47"><text:tab/><text:tab/><text:tab/>target:</text:span> <text:span text:style-name="T51">'http://127.0.0.1:3001'</text:span>,</text:p>
      <text:p text:style-name="P11"><text:span text:style-name="T47"><text:tab/><text:tab/><text:tab/>changeOrigin:</text:span> <text:span text:style-name="T54">true</text:span>,</text:p>
      <text:p text:style-name="P11"><text:span text:style-name="T47"><text:tab/><text:tab/><text:tab/>secure:</text:span> <text:span text:style-name="T54">false</text:span></text:p>
      <text:p text:style-name="P11"><text:tab/><text:tab/>}</text:p>
      <text:p text:style-name="P11"><text:tab/>}</text:p>
      <text:p text:style-name="P11">}</text:p>
      <text:p text:style-name="P15"><text:span text:style-name="T28"/></text:p>
      <text:p text:style-name="P18">Това е само за девелъпмент цели.</text:p>
      <text:p text:style-name="P18">Инсталиране на <text:span text:style-name="T6">nodemon </text:span><text:span text:style-name="T55">с команда </text:span><text:span text:style-name="T6">npm i nodemon</text:span><text:span text:style-name="T55">.</text:span></text:p>
      <text:p text:style-name="P18"/>
      <text:p text:style-name="P20"><text:soft-page-break/>CONNECTING TO DB</text:p>
      <text:p text:style-name="P20"><text:span text:style-name="T7">Създаваме файл</text:span> .<text:span text:style-name="T56">env </text:span><text:span text:style-name="T12">къде записваме всички пароли. </text:span><text:span text:style-name="T13">Сега се нуждаем от </text:span><text:span text:style-name="T57">models</text:span><text:span text:style-name="T13"> </text:span></text:p>
      <text:p text:style-name="P20"><text:span text:style-name="T13"/></text:p>
      <text:p text:style-name="P21"><text:span text:style-name="T57">U</text:span>SER MODEL</text:p>
      <text:p text:style-name="P22"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2"><text:span text:style-name="T14"/></text:p>
      <text:p text:style-name="P23">CREATING ROUTES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3T22:41:52.211065294</dc:date>
    <meta:editing-duration>P1DT2H1M10S</meta:editing-duration>
    <meta:editing-cycles>22</meta:editing-cycles>
    <meta:generator>LibreOffice/24.2.7.2$Linux_X86_64 LibreOffice_project/420$Build-2</meta:generator>
    <meta:document-statistic meta:table-count="0" meta:image-count="0" meta:object-count="0" meta:page-count="2" meta:paragraph-count="44" meta:word-count="275" meta:character-count="2199" meta:non-whitespace-character-count="1945"/>
  </office:meta>
</office:document-meta>
</file>